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3C4A77B730A7ED4B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8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7cm" fo:min-width="6.6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6.162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hilanka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Chilanka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hilanka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26.572cm" svg:height="18.999cm" svg:x="-5.572cm" svg:y="-3.999cm">
            <draw:image xlink:href="Pictures/10000001000003200000023C4A77B730A7ED4BCD.png" xlink:type="simple" xlink:show="embed" xlink:actuate="onLoad" draw:mime-type="image/png">
              <text:p/>
            </draw:image>
          </draw:frame>
          <draw:frame draw:style-name="gr2" draw:text-style-name="P2" draw:layer="layout" svg:width="5.84cm" svg:height="2.419cm" svg:x="1.894cm" svg:y="0.243cm">
            <draw:text-box>
              <text:p text:style-name="P1"><text:span text:style-name="T1">Interface</text:span></text:p>
              <text:p text:style-name="P1"><text:span text:style-name="T1">(operações)</text:span></text:p>
            </draw:text-box>
          </draw:frame>
          <draw:frame draw:style-name="gr3" draw:text-style-name="P2" draw:layer="layout" svg:width="7.161cm" svg:height="2.419cm" svg:x="0.4cm" svg:y="3.643cm">
            <draw:text-box>
              <text:p text:style-name="P1"><text:span text:style-name="T1">Implementação</text:span></text:p>
              <text:p text:style-name="P1"><text:span text:style-name="T1">(métodos)</text:span></text:p>
            </draw:text-box>
          </draw:frame>
          <draw:frame draw:style-name="gr4" draw:text-style-name="P3" draw:layer="layout" svg:width="9.341cm" svg:height="3.503cm" svg:x="0.021cm" svg:y="9.043cm">
            <draw:text-box>
              <text:p text:style-name="P1"><text:span text:style-name="T1">Estado (atributos</text:span></text:p>
              <text:p text:style-name="P1"><text:span text:style-name="T1">com seus </text:span></text:p>
              <text:p text:style-name="P1"><text:span text:style-name="T1">respectivos valores)</text:span></text:p>
            </draw:text-box>
          </draw:frame>
          <draw:line draw:style-name="gr5" draw:text-style-name="P4" draw:layer="layout" svg:x1="7.921cm" svg:y1="1.843cm" svg:x2="11.229cm" svg:y2="4.368cm">
            <text:p/>
          </draw:line>
          <draw:line draw:style-name="gr5" draw:text-style-name="P4" draw:layer="layout" svg:x1="6.421cm" svg:y1="5.143cm" svg:x2="12.021cm" svg:y2="6.643cm">
            <text:p/>
          </draw:line>
          <draw:line draw:style-name="gr5" draw:text-style-name="P4" draw:layer="layout" svg:x1="6.721cm" svg:y1="9.043cm" svg:x2="13.321cm" svg:y2="7.54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07T17:42:16.630178879</meta:creation-date>
    <dc:date>2024-04-05T13:44:24.994638833</dc:date>
    <meta:editing-duration>PT8M20S</meta:editing-duration>
    <meta:editing-cycles>3</meta:editing-cycles>
    <meta:generator>LibreOffice/7.3.7.2$Linux_X86_64 LibreOffice_project/30$Build-2</meta:generator>
    <meta:document-statistic meta:object-count="8"/>
  </office:meta>
</office:document-meta>
</file>